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594" officeooo:paragraph-rsid="001c1594"/>
    </style:style>
    <style:style style:name="P2" style:family="paragraph" style:parent-style-name="Standard">
      <style:text-properties officeooo:rsid="001c1594" officeooo:paragraph-rsid="001ddaf9"/>
    </style:style>
    <style:style style:name="P3" style:family="paragraph" style:parent-style-name="Standard">
      <style:text-properties officeooo:rsid="001ddaf9" officeooo:paragraph-rsid="001ddaf9"/>
    </style:style>
    <style:style style:name="P4" style:family="paragraph" style:parent-style-name="Standard">
      <style:text-properties officeooo:rsid="001f5ccf" officeooo:paragraph-rsid="001f5ccf"/>
    </style:style>
    <style:style style:name="P5" style:family="paragraph" style:parent-style-name="Standard">
      <style:text-properties officeooo:rsid="00207645" officeooo:paragraph-rsid="00207645"/>
    </style:style>
    <style:style style:name="P6" style:family="paragraph" style:parent-style-name="Standard">
      <style:text-properties officeooo:rsid="0021aaa7" officeooo:paragraph-rsid="0021aaa7"/>
    </style:style>
    <style:style style:name="P7" style:family="paragraph" style:parent-style-name="Standard">
      <style:text-properties officeooo:rsid="002311db" officeooo:paragraph-rsid="002311db"/>
    </style:style>
    <style:style style:name="P8" style:family="paragraph" style:parent-style-name="Standard">
      <style:text-properties officeooo:rsid="00234daa" officeooo:paragraph-rsid="0024ea7c"/>
    </style:style>
    <style:style style:name="P9" style:family="paragraph" style:parent-style-name="Standard">
      <style:text-properties officeooo:rsid="0024ea7c" officeooo:paragraph-rsid="0024ea7c"/>
    </style:style>
    <style:style style:name="P10" style:family="paragraph" style:parent-style-name="Standard">
      <style:text-properties officeooo:rsid="002533da" officeooo:paragraph-rsid="002533da"/>
    </style:style>
    <style:style style:name="P11" style:family="paragraph" style:parent-style-name="Standard">
      <style:text-properties officeooo:rsid="0028621d" officeooo:paragraph-rsid="0028621d"/>
    </style:style>
    <style:style style:name="P12" style:family="paragraph" style:parent-style-name="Standard">
      <style:text-properties officeooo:rsid="0028fcb6" officeooo:paragraph-rsid="0028fcb6"/>
    </style:style>
    <style:style style:name="P13" style:family="paragraph" style:parent-style-name="Standard">
      <style:text-properties officeooo:rsid="002a9348" officeooo:paragraph-rsid="002a9348"/>
    </style:style>
    <style:style style:name="P14" style:family="paragraph" style:parent-style-name="Standard">
      <style:text-properties officeooo:rsid="0028621d" officeooo:paragraph-rsid="002ae2d5"/>
    </style:style>
    <style:style style:name="P15" style:family="paragraph" style:parent-style-name="Standard">
      <style:text-properties officeooo:rsid="002ae2d5" officeooo:paragraph-rsid="002ae2d5"/>
    </style:style>
    <style:style style:name="P16" style:family="paragraph" style:parent-style-name="Standard">
      <style:text-properties officeooo:rsid="002be2c1" officeooo:paragraph-rsid="002be2c1"/>
    </style:style>
    <style:style style:name="P17" style:family="paragraph" style:parent-style-name="Standard">
      <style:text-properties officeooo:rsid="001c1594" officeooo:paragraph-rsid="001ddaf9"/>
    </style:style>
    <style:style style:name="P18" style:family="paragraph" style:parent-style-name="Standard">
      <style:text-properties officeooo:rsid="002ca9dc" officeooo:paragraph-rsid="002ca9dc"/>
    </style:style>
    <style:style style:name="P19" style:family="paragraph" style:parent-style-name="Standard">
      <style:paragraph-properties fo:margin-top="0cm" fo:margin-bottom="0.212cm" loext:contextual-spacing="false"/>
      <style:text-properties officeooo:rsid="001c1594" officeooo:paragraph-rsid="002ca9dc"/>
    </style:style>
    <style:style style:name="T1" style:family="text">
      <style:text-properties officeooo:rsid="00207645"/>
    </style:style>
    <style:style style:name="T2" style:family="text">
      <style:text-properties officeooo:rsid="0021aaa7"/>
    </style:style>
    <style:style style:name="T3" style:family="text">
      <style:text-properties officeooo:rsid="002311db"/>
    </style:style>
    <style:style style:name="T4" style:family="text">
      <style:text-properties officeooo:rsid="00232149"/>
    </style:style>
    <style:style style:name="T5" style:family="text">
      <style:text-properties officeooo:rsid="00234daa"/>
    </style:style>
    <style:style style:name="T6" style:family="text">
      <style:text-properties officeooo:rsid="0024b910"/>
    </style:style>
    <style:style style:name="T7" style:family="text">
      <style:text-properties officeooo:rsid="0024ea7c"/>
    </style:style>
    <style:style style:name="T8" style:family="text">
      <style:text-properties officeooo:rsid="00258ce2"/>
    </style:style>
    <style:style style:name="T9" style:family="text">
      <style:text-properties officeooo:rsid="00265c33"/>
    </style:style>
    <style:style style:name="T10" style:family="text">
      <style:text-properties officeooo:rsid="00280de2"/>
    </style:style>
    <style:style style:name="T11" style:family="text">
      <style:text-properties officeooo:rsid="0028fcb6"/>
    </style:style>
    <style:style style:name="T12" style:family="text">
      <style:text-properties officeooo:rsid="00291364"/>
    </style:style>
    <style:style style:name="T13" style:family="text">
      <style:text-properties officeooo:rsid="002ae2d5"/>
    </style:style>
    <style:style style:name="T14" style:family="text">
      <style:text-properties officeooo:rsid="002be2c1"/>
    </style:style>
    <style:style style:name="T15" style:family="text">
      <style:text-properties style:font-name="Arial Unicode MS" style:font-name-asian="Arial Unicode MS1" style:font-name-complex="Arial Unicode MS1"/>
    </style:style>
    <style:style style:name="T16" style:family="text">
      <style:text-properties style:font-name="Arial Unicode MS" officeooo:rsid="002ca9dc" style:font-name-asian="Arial Unicode MS1" style:font-name-complex="Arial Unicode MS1"/>
    </style:style>
    <style:style style:name="T17" style:family="text">
      <style:text-properties officeooo:rsid="002ca9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Investigation Report</text:p>
      <text:p text:style-name="P3"/>
      <text:p text:style-name="P3"/>
      <text:p text:style-name="P1"/>
      <text:p text:style-name="P3">=============================== Executive Summary</text:p>
      <text:p text:style-name="P1"/>
      <text:p text:style-name="P4"><text:span text:style-name="T1">&gt;&gt;&gt; </text:span>Crime, education and occupation are crucial </text:p>
      <text:p text:style-name="P6">&gt;&gt;&gt; information of census and depravation are publicly available however in separate datasets. </text:p>
      <text:p text:style-name="P5">&gt;&gt;&gt; census <text:span text:style-name="T2">dataset </text:span>has proportion of FTS and HO <text:span text:style-name="T2">for two age</text:span><text:span text:style-name="T5">s</text:span><text:span text:style-name="T2"> ranged 16 to 24 and 24 to 49.</text:span> but no crime state for MSOA</text:p>
      <text:p text:style-name="P5">&gt;&gt;&gt; <text:s/><text:span text:style-name="T2">depravation dataset has crime ranks for LSOAs.</text:span></text:p>
      <text:p text:style-name="P6">&gt;&gt;&gt; <text:s/>A degree of processing is required to convert LSOA data to MSOA.</text:p>
      <text:p text:style-name="P6">&gt;&gt;&gt; This report examines whether there is a relation between the proportion of full time students (16-25) and the proportion of higher professional occupation (25-49).</text:p>
      <text:p text:style-name="P6">&gt;&gt;&gt; I identify classification for areas showing high and low conversion of full time students to higher professional occupation <text:s/><text:span text:style-name="T3">and using the K-nearest neighbour classification method I predicted which area a MSOA will result in given its census data. </text:span></text:p>
      <text:p text:style-name="P7">&gt;&gt;&gt; Further to this, the report investigates whether crime plays a factor in limiting the mobility of f<text:span text:style-name="T5">u</text:span>ll time students <text:span text:style-name="T4">into </text:span><text:span text:style-name="T5">higher professional occupation.</text:span></text:p>
      <text:p text:style-name="P1"/>
      <text:p text:style-name="P1"/>
      <text:p text:style-name="P1"/>
      <text:p text:style-name="P3">================== Statement of findings, conclusions and recommendations</text:p>
      <text:p text:style-name="P8"/>
      <text:p text:style-name="P8">&gt;&gt;&gt; In relation to the first investigation this study found that there was an overall positive correlation between the proportion of full time students (16-24) and higher professional occupation (25-49) at the MSOA level. <text:span text:style-name="T6">In relation to the second investigation the study found that although there is no relation between the proportion of full time students and crime rank there seems to be a </text:span><text:span text:style-name="T7">positive correlation between the proportion of higher professional occupation and crime rank. Further to this, when examining high conversion areas compared to low conversion areas the data shows that being in a higher crime area limits the number of people moving into higher occupations. </text:span></text:p>
      <text:p text:style-name="P8"/>
      <text:p text:style-name="P9">&gt;&gt;&gt;Concluding that despite <text:s/>low conversion areas having higher student proportions overall, <text:s/>crime could be a factor in preventing upward mobility into higher professional occupations. </text:p>
      <text:p text:style-name="P9">&gt;&gt;&gt; It it therefore our recommendations that further studies be carried out in relation to this so that the these factors can be better identified to facilitate better conversion and mobility for full time students. </text:p>
      <text:p text:style-name="P2"/>
      <text:p text:style-name="P2"/>
      <text:p text:style-name="P2"/>
      <text:p text:style-name="P3">=============================== Aims and Objectives</text:p>
      <text:p text:style-name="P2"/>
      <text:p text:style-name="P10">This study considers two questions: First it aims to investigate whether there is any connection between the proportion of full time students between the age of 16 and 24 and the proportion of higher professional occupations between age 25 and 49 in the different Middle Layer Super Output Area (MSOAs) of England. <text:s/>Second, it aims to investigate where crime rank <text:span text:style-name="T8">in an MSOA </text:span>plays a factor in <text:span text:style-name="T8">limiting the number of full time students moving into higher professional occupations. The study combines two datasets: one (census) that covers the number of full time students and the number of </text:span><text:soft-page-break/><text:span text:style-name="T8">individuals in higher professional occupation. </text:span><text:span text:style-name="T9">Second dataset covers the Indices of Deprivation which contains crime ranks for </text:span><text:span text:style-name="T10">Lower Layer Super Output Areas (LSOAs).</text:span></text:p>
      <text:p text:style-name="P2"/>
      <text:p text:style-name="P2"/>
      <text:p text:style-name="P3">=============================== Background to the investigation </text:p>
      <text:p text:style-name="P2"/>
      <text:p text:style-name="P14">&gt;&gt;&gt; Census information helps provide a clearer picture of the needs <text:span text:style-name="T11">of society. It helps local authorities and organisations better understand the local and national demographics which help inform private and public services such as education, policing and employment. (REF1111) </text:span></text:p>
      <text:p text:style-name="P14"/>
      <text:p text:style-name="P15">Similar to the census dataset, the Indices of Deprivation dataset <text:span text:style-name="T14">helps measure relative deprivation in small areas within England (REF 1122). These information are vital for different organisation in allowing them to allocate resources where most needed.</text:span></text:p>
      <text:p text:style-name="P14"/>
      <text:p text:style-name="P14"><text:span text:style-name="T12">This investigation uses </text:span><text:span text:style-name="T14">census data </text:span><text:span text:style-name="T12">provided on the number of full time students between 16 and 24 which I considered to be the main education years for an individual and the number of higher profession occupations between 25 and 49. These years were chosen since they represent the main working years of an individual. </text:span></text:p>
      <text:p text:style-name="P11"/>
      <text:p text:style-name="P13">In combination with the census dataset <text:span text:style-name="T13">The Indices of </text:span><text:span text:style-name="T17">D</text:span><text:span text:style-name="T13">eprivation (IOD) was also used as a second dataset. The IOD does not contain any data on individuals but instead on deprivation of lower super output areas. The combination of these two dataset allows the examination of education and occupation data alongside crime data for different areas of England.</text:span></text:p>
      <text:p text:style-name="P2"/>
      <text:p text:style-name="P18">&gt;&gt;&gt; ISSUES WITH PRIVACY AND DATA ETHICS GOES HERE!!</text:p>
      <text:p text:style-name="P2"/>
      <text:p text:style-name="P3">=============================== Scope and sources of data</text:p>
      <text:p text:style-name="P2"/>
      <text:p text:style-name="P19"><text:span text:style-name="T15">One limitation on both datasets </text:span><text:span text:style-name="T16">is that they are not directly comparable and their data represents different geographical sizes. The Deprivation dataset covers Lower Super Output Areas which are smaller than the Middle Super Output Areas used in the census dataset. </text:span></text:p>
      <text:p text:style-name="P2"/>
      <text:p text:style-name="P2"/>
      <text:p text:style-name="P2"/>
      <text:p text:style-name="P2"/>
      <text:p text:style-name="P3">=============================== The analysis pipeline</text:p>
      <text:p text:style-name="P2"/>
      <text:p text:style-name="P2"/>
      <text:p text:style-name="P2"/>
      <text:p text:style-name="P2"/>
      <text:p text:style-name="P2"/>
      <text:p text:style-name="P3">=============================== Findings</text:p>
      <text:p text:style-name="P2"/>
      <text:p text:style-name="P2"/>
      <text:p text:style-name="P2"/>
      <text:p text:style-name="P2"/>
      <text:p text:style-name="P2"/>
      <text:p text:style-name="P3">=============================== Conclusions and recommendations</text:p>
      <text:p text:style-name="P2"/>
      <text:p text:style-name="P2"><text:soft-page-break/></text:p>
      <text:p text:style-name="P2"/>
      <text:p text:style-name="P2"/>
      <text:p text:style-name="P3">=============================== Reflective section ????? here or ?????</text:p>
      <text:p text:style-name="P2"/>
      <text:p text:style-name="P2"/>
      <text:p text:style-name="P2"/>
      <text:p text:style-name="P2"/>
      <text:p text:style-name="P3">=============================== References</text:p>
      <text:p text:style-name="P12">REF1111</text:p>
      <text:p text:style-name="P12">https://census.gov.uk/about-the-census/why-you-should-take-part</text:p>
      <text:p text:style-name="P12"/>
      <text:p text:style-name="P16">REF1122</text:p>
      <text:p text:style-name="P16">https://www.gov.uk/government/statistics/english-indices-of-deprivation-2019</text:p>
      <text:p text:style-name="P2"/>
      <text:p text:style-name="P2"/>
      <text:p text:style-name="P2"/>
      <text:p text:style-name="P3">=============================== Appendi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17T20:00:33.371625745</dc:date>
    <meta:editing-duration>PT48M28S</meta:editing-duration>
    <meta:editing-cycles>7</meta:editing-cycles>
    <meta:generator>LibreOffice/6.4.7.2$Linux_X86_64 LibreOffice_project/40$Build-2</meta:generator>
    <meta:document-statistic meta:table-count="0" meta:image-count="0" meta:object-count="0" meta:page-count="3" meta:paragraph-count="34" meta:word-count="735" meta:character-count="5107" meta:non-whitespace-character-count="4390"/>
  </office:meta>
</office:document-meta>
</file>